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1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82840" calcext:value-type="float">
            <text:p>782840</text:p>
          </table:table-cell>
          <table:table-cell table:number-columns-repeated="2" office:value-type="float" office:value="726921" calcext:value-type="float">
            <text:p>726921</text:p>
          </table:table-cell>
          <table:table-cell office:value-type="float" office:value="55919" calcext:value-type="float">
            <text:p>55919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939" calcext:value-type="float">
            <text:p>286939</text:p>
          </table:table-cell>
          <table:table-cell office:value-type="float" office:value="230510" calcext:value-type="float">
            <text:p>230510</text:p>
          </table:table-cell>
          <table:table-cell office:value-type="float" office:value="226294" calcext:value-type="float">
            <text:p>226294</text:p>
          </table:table-cell>
          <table:table-cell office:value-type="float" office:value="56429" calcext:value-type="float">
            <text:p>56429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2];[.B3];[.B4];[.B5])/4" office:value-type="float" office:value="287468" calcext:value-type="float">
            <text:p>287468</text:p>
          </table:table-cell>
          <table:table-cell table:formula="of:=SUM([.C2];[.C3];[.C4];[.C5])/4" office:value-type="float" office:value="234469.25" calcext:value-type="float">
            <text:p>234469,25</text:p>
          </table:table-cell>
          <table:table-cell table:formula="of:=SUM([.D2];[.D3];[.D4];[.D5])/4" office:value-type="float" office:value="226412.25" calcext:value-type="float">
            <text:p>226412,25</text:p>
          </table:table-cell>
          <table:table-cell table:formula="of:=SUM([.E2];[.E3];[.E4];[.E5])/4" office:value-type="float" office:value="53498.75" calcext:value-type="float">
            <text:p>53498,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C3]+[.E3]" office:value-type="float" office:value="289277" calcext:value-type="float">
            <text:p>289277</text:p>
          </table:table-cell>
          <table:table-cell office:value-type="float" office:value="238646" calcext:value-type="float">
            <text:p>238646</text:p>
          </table:table-cell>
          <table:table-cell office:value-type="float" office:value="226596" calcext:value-type="float">
            <text:p>226596</text:p>
          </table:table-cell>
          <table:table-cell office:value-type="float" office:value="50631" calcext:value-type="float">
            <text:p>5063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73308" calcext:value-type="float">
            <text:p>173308</text:p>
          </table:table-cell>
          <table:table-cell office:value-type="float" office:value="116434.75" calcext:value-type="float">
            <text:p>116434,75</text:p>
          </table:table-cell>
          <table:table-cell office:value-type="float" office:value="112421.5" calcext:value-type="float">
            <text:p>112421,5</text:p>
          </table:table-cell>
          <table:table-cell office:value-type="float" office:value="56373.25" calcext:value-type="float">
            <text:p>56373,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7864" calcext:value-type="float">
            <text:p>287864</text:p>
          </table:table-cell>
          <table:table-cell office:value-type="float" office:value="239561" calcext:value-type="float">
            <text:p>239561</text:p>
          </table:table-cell>
          <table:table-cell office:value-type="float" office:value="226326" calcext:value-type="float">
            <text:p>226326</text:p>
          </table:table-cell>
          <table:table-cell office:value-type="float" office:value="50303" calcext:value-type="float">
            <text:p>50303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205520.25" calcext:value-type="float">
            <text:p>205520,25</text:p>
          </table:table-cell>
          <table:table-cell office:value-type="float" office:value="133220" calcext:value-type="float">
            <text:p>133220</text:p>
          </table:table-cell>
          <table:table-cell office:value-type="float" office:value="58553" calcext:value-type="float">
            <text:p>58553</text:p>
          </table:table-cell>
          <table:table-cell office:value-type="float" office:value="71800.25" calcext:value-type="float">
            <text:p>71800,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5792" calcext:value-type="float">
            <text:p>285792</text:p>
          </table:table-cell>
          <table:table-cell office:value-type="float" office:value="229160" calcext:value-type="float">
            <text:p>229160</text:p>
          </table:table-cell>
          <table:table-cell office:value-type="float" office:value="226433" calcext:value-type="float">
            <text:p>226433</text:p>
          </table:table-cell>
          <table:table-cell office:value-type="float" office:value="56632" calcext:value-type="float">
            <text:p>5663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9710.75" calcext:value-type="float">
            <text:p>159710,75</text:p>
          </table:table-cell>
          <table:table-cell office:value-type="float" office:value="84047.5" calcext:value-type="float">
            <text:p>84047,5</text:p>
          </table:table-cell>
          <table:table-cell office:value-type="float" office:value="30549.5" calcext:value-type="float">
            <text:p>30549,5</text:p>
          </table:table-cell>
          <table:table-cell office:value-type="float" office:value="77413.25" calcext:value-type="float">
            <text:p>77413,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658" calcext:value-type="float">
            <text:p>174658</text:p>
          </table:table-cell>
          <table:table-cell office:value-type="float" office:value="115743" calcext:value-type="float">
            <text:p>115743</text:p>
          </table:table-cell>
          <table:table-cell office:value-type="float" office:value="112919" calcext:value-type="float">
            <text:p>112919</text:p>
          </table:table-cell>
          <table:table-cell office:value-type="float" office:value="56915" calcext:value-type="float">
            <text:p>56915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55256.75" calcext:value-type="float">
            <text:p>155256,75</text:p>
          </table:table-cell>
          <table:table-cell office:value-type="float" office:value="64149.75" calcext:value-type="float">
            <text:p>64149,75</text:p>
          </table:table-cell>
          <table:table-cell office:value-type="float" office:value="26456.25" calcext:value-type="float">
            <text:p>26456,25</text:p>
          </table:table-cell>
          <table:table-cell office:value-type="float" office:value="91107" calcext:value-type="float">
            <text:p>9110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4783" calcext:value-type="float">
            <text:p>174783</text:p>
          </table:table-cell>
          <table:table-cell office:value-type="float" office:value="116781" calcext:value-type="float">
            <text:p>116781</text:p>
          </table:table-cell>
          <table:table-cell office:value-type="float" office:value="112348" calcext:value-type="float">
            <text:p>112348</text:p>
          </table:table-cell>
          <table:table-cell office:value-type="float" office:value="58002" calcext:value-type="float">
            <text:p>580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90548.25" calcext:value-type="float">
            <text:p>190548,25</text:p>
          </table:table-cell>
          <table:table-cell office:value-type="float" office:value="81406.25" calcext:value-type="float">
            <text:p>81406,25</text:p>
          </table:table-cell>
          <table:table-cell office:value-type="float" office:value="33456" calcext:value-type="float">
            <text:p>33456</text:p>
          </table:table-cell>
          <table:table-cell office:value-type="float" office:value="109142" calcext:value-type="float">
            <text:p>1091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7608" calcext:value-type="float">
            <text:p>167608</text:p>
          </table:table-cell>
          <table:table-cell office:value-type="float" office:value="115857" calcext:value-type="float">
            <text:p>115857</text:p>
          </table:table-cell>
          <table:table-cell office:value-type="float" office:value="111563" calcext:value-type="float">
            <text:p>111563</text:p>
          </table:table-cell>
          <table:table-cell office:value-type="float" office:value="51751" calcext:value-type="float">
            <text:p>5175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62293.5" calcext:value-type="float">
            <text:p>362293,5</text:p>
          </table:table-cell>
          <table:table-cell office:value-type="float" office:value="170179.75" calcext:value-type="float">
            <text:p>170179,75</text:p>
          </table:table-cell>
          <table:table-cell office:value-type="float" office:value="38882" calcext:value-type="float">
            <text:p>38882</text:p>
          </table:table-cell>
          <table:table-cell office:value-type="float" office:value="192113.75" calcext:value-type="float">
            <text:p>192113,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6183" calcext:value-type="float">
            <text:p>176183</text:p>
          </table:table-cell>
          <table:table-cell office:value-type="float" office:value="117358" calcext:value-type="float">
            <text:p>117358</text:p>
          </table:table-cell>
          <table:table-cell office:value-type="float" office:value="112856" calcext:value-type="float">
            <text:p>112856</text:p>
          </table:table-cell>
          <table:table-cell office:value-type="float" office:value="58825" calcext:value-type="float">
            <text:p>58825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8342" calcext:value-type="float">
            <text:p>198342</text:p>
          </table:table-cell>
          <table:table-cell office:value-type="float" office:value="129174" calcext:value-type="float">
            <text:p>129174</text:p>
          </table:table-cell>
          <table:table-cell office:value-type="float" office:value="56346" calcext:value-type="float">
            <text:p>56346</text:p>
          </table:table-cell>
          <table:table-cell office:value-type="float" office:value="67168" calcext:value-type="float">
            <text:p>67168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4248" calcext:value-type="float">
            <text:p>214248</text:p>
          </table:table-cell>
          <table:table-cell office:value-type="float" office:value="138843" calcext:value-type="float">
            <text:p>138843</text:p>
          </table:table-cell>
          <table:table-cell office:value-type="float" office:value="57691" calcext:value-type="float">
            <text:p>57691</text:p>
          </table:table-cell>
          <table:table-cell office:value-type="float" office:value="75405" calcext:value-type="float">
            <text:p>75405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3481" calcext:value-type="float">
            <text:p>213481</text:p>
          </table:table-cell>
          <table:table-cell office:value-type="float" office:value="136532" calcext:value-type="float">
            <text:p>136532</text:p>
          </table:table-cell>
          <table:table-cell office:value-type="float" office:value="60665" calcext:value-type="float">
            <text:p>60665</text:p>
          </table:table-cell>
          <table:table-cell office:value-type="float" office:value="76949" calcext:value-type="float">
            <text:p>76949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010" calcext:value-type="float">
            <text:p>196010</text:p>
          </table:table-cell>
          <table:table-cell office:value-type="float" office:value="128331" calcext:value-type="float">
            <text:p>128331</text:p>
          </table:table-cell>
          <table:table-cell office:value-type="float" office:value="59510" calcext:value-type="float">
            <text:p>59510</text:p>
          </table:table-cell>
          <table:table-cell office:value-type="float" office:value="67679" calcext:value-type="float">
            <text:p>67679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189" calcext:value-type="float">
            <text:p>166189</text:p>
          </table:table-cell>
          <table:table-cell office:value-type="float" office:value="89098" calcext:value-type="float">
            <text:p>89098</text:p>
          </table:table-cell>
          <table:table-cell office:value-type="float" office:value="30201" calcext:value-type="float">
            <text:p>30201</text:p>
          </table:table-cell>
          <table:table-cell office:value-type="float" office:value="77091" calcext:value-type="float">
            <text:p>77091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653" calcext:value-type="float">
            <text:p>160653</text:p>
          </table:table-cell>
          <table:table-cell office:value-type="float" office:value="89224" calcext:value-type="float">
            <text:p>89224</text:p>
          </table:table-cell>
          <table:table-cell office:value-type="float" office:value="30278" calcext:value-type="float">
            <text:p>30278</text:p>
          </table:table-cell>
          <table:table-cell office:value-type="float" office:value="78429" calcext:value-type="float">
            <text:p>78429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5439" calcext:value-type="float">
            <text:p>145439</text:p>
          </table:table-cell>
          <table:table-cell office:value-type="float" office:value="67942" calcext:value-type="float">
            <text:p>67942</text:p>
          </table:table-cell>
          <table:table-cell office:value-type="float" office:value="31330" calcext:value-type="float">
            <text:p>31330</text:p>
          </table:table-cell>
          <table:table-cell office:value-type="float" office:value="77497" calcext:value-type="float">
            <text:p>77497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6562" calcext:value-type="float">
            <text:p>166562</text:p>
          </table:table-cell>
          <table:table-cell office:value-type="float" office:value="89926" calcext:value-type="float">
            <text:p>89926</text:p>
          </table:table-cell>
          <table:table-cell office:value-type="float" office:value="30389" calcext:value-type="float">
            <text:p>30389</text:p>
          </table:table-cell>
          <table:table-cell office:value-type="float" office:value="76636" calcext:value-type="float">
            <text:p>76636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2842" calcext:value-type="float">
            <text:p>152842</text:p>
          </table:table-cell>
          <table:table-cell office:value-type="float" office:value="60422" calcext:value-type="float">
            <text:p>60422</text:p>
          </table:table-cell>
          <table:table-cell office:value-type="float" office:value="34739" calcext:value-type="float">
            <text:p>34739</text:p>
          </table:table-cell>
          <table:table-cell office:value-type="float" office:value="92420" calcext:value-type="float">
            <text:p>92420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906" calcext:value-type="float">
            <text:p>157906</text:p>
          </table:table-cell>
          <table:table-cell office:value-type="float" office:value="64309" calcext:value-type="float">
            <text:p>64309</text:p>
          </table:table-cell>
          <table:table-cell office:value-type="float" office:value="24316" calcext:value-type="float">
            <text:p>24316</text:p>
          </table:table-cell>
          <table:table-cell office:value-type="float" office:value="93597" calcext:value-type="float">
            <text:p>93597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70992" calcext:value-type="float">
            <text:p>170992</text:p>
          </table:table-cell>
          <table:table-cell office:value-type="float" office:value="67345" calcext:value-type="float">
            <text:p>67345</text:p>
          </table:table-cell>
          <table:table-cell office:value-type="float" office:value="23805" calcext:value-type="float">
            <text:p>23805</text:p>
          </table:table-cell>
          <table:table-cell office:value-type="float" office:value="103647" calcext:value-type="float">
            <text:p>103647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9287" calcext:value-type="float">
            <text:p>139287</text:p>
          </table:table-cell>
          <table:table-cell office:value-type="float" office:value="64523" calcext:value-type="float">
            <text:p>64523</text:p>
          </table:table-cell>
          <table:table-cell office:value-type="float" office:value="22965" calcext:value-type="float">
            <text:p>22965</text:p>
          </table:table-cell>
          <table:table-cell office:value-type="float" office:value="74764" calcext:value-type="float">
            <text:p>74764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1879" calcext:value-type="float">
            <text:p>171879</text:p>
          </table:table-cell>
          <table:table-cell office:value-type="float" office:value="75503" calcext:value-type="float">
            <text:p>75503</text:p>
          </table:table-cell>
          <table:table-cell office:value-type="float" office:value="30206" calcext:value-type="float">
            <text:p>30206</text:p>
          </table:table-cell>
          <table:table-cell office:value-type="float" office:value="96376" calcext:value-type="float">
            <text:p>96376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22];[.B23];[.B24];[.B25])/4" office:value-type="float" office:value="190548.25" calcext:value-type="float">
            <text:p>190548,25</text:p>
          </table:table-cell>
          <table:table-cell table:formula="of:=SUM([.C22];[.C23];[.C24];[.C25])/4" office:value-type="float" office:value="81406.25" calcext:value-type="float">
            <text:p>81406,25</text:p>
          </table:table-cell>
          <table:table-cell table:formula="of:=SUM([.D22];[.D23];[.D24];[.D25])/4" office:value-type="float" office:value="33456" calcext:value-type="float">
            <text:p>33456</text:p>
          </table:table-cell>
          <table:table-cell table:formula="of:=SUM([.E22];[.E23];[.E24];[.E25])/4" office:value-type="float" office:value="109142" calcext:value-type="float">
            <text:p>10914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8184" calcext:value-type="float">
            <text:p>198184</text:p>
          </table:table-cell>
          <table:table-cell office:value-type="float" office:value="87702" calcext:value-type="float">
            <text:p>87702</text:p>
          </table:table-cell>
          <table:table-cell office:value-type="float" office:value="35516" calcext:value-type="float">
            <text:p>35516</text:p>
          </table:table-cell>
          <table:table-cell office:value-type="float" office:value="110482" calcext:value-type="float">
            <text:p>110482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1" office:value-type="float" office:value="194260" calcext:value-type="float">
            <text:p>194260</text:p>
          </table:table-cell>
          <table:table-cell table:style-name="ce1" office:value-type="float" office:value="85776" calcext:value-type="float">
            <text:p>85776</text:p>
          </table:table-cell>
          <table:table-cell table:style-name="ce1" office:value-type="float" office:value="32495" calcext:value-type="float">
            <text:p>32495</text:p>
          </table:table-cell>
          <table:table-cell table:style-name="ce1" office:value-type="float" office:value="108484" calcext:value-type="float">
            <text:p>108484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7870" calcext:value-type="float">
            <text:p>197870</text:p>
          </table:table-cell>
          <table:table-cell office:value-type="float" office:value="76644" calcext:value-type="float">
            <text:p>76644</text:p>
          </table:table-cell>
          <table:table-cell office:value-type="float" office:value="35607" calcext:value-type="float">
            <text:p>35607</text:p>
          </table:table-cell>
          <table:table-cell office:value-type="float" office:value="121226" calcext:value-type="float">
            <text:p>121226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3305" calcext:value-type="float">
            <text:p>353305</text:p>
          </table:table-cell>
          <table:table-cell office:value-type="float" office:value="165218" calcext:value-type="float">
            <text:p>165218</text:p>
          </table:table-cell>
          <table:table-cell office:value-type="float" office:value="37968" calcext:value-type="float">
            <text:p>37968</text:p>
          </table:table-cell>
          <table:table-cell office:value-type="float" office:value="188087" calcext:value-type="float">
            <text:p>188087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SUM([.B26];[.B27];[.B28];[.B29])/4" office:value-type="float" office:value="362293.5" calcext:value-type="float">
            <text:p>362293,5</text:p>
          </table:table-cell>
          <table:table-cell table:formula="of:=SUM([.C26];[.C27];[.C28];[.C29])/4" office:value-type="float" office:value="170179.75" calcext:value-type="float">
            <text:p>170179,75</text:p>
          </table:table-cell>
          <table:table-cell table:formula="of:=SUM([.D26];[.D27];[.D28];[.D29])/4" office:value-type="float" office:value="38882" calcext:value-type="float">
            <text:p>38882</text:p>
          </table:table-cell>
          <table:table-cell table:formula="of:=SUM([.E26];[.E27];[.E28];[.E29])/4" office:value-type="float" office:value="192113.75" calcext:value-type="float">
            <text:p>192113,75</text:p>
          </table:table-cell>
          <table:table-cell/>
          <table:table-cell table:style-name="ce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5761" calcext:value-type="float">
            <text:p>345761</text:p>
          </table:table-cell>
          <table:table-cell office:value-type="float" office:value="156253" calcext:value-type="float">
            <text:p>156253</text:p>
          </table:table-cell>
          <table:table-cell office:value-type="float" office:value="42712" calcext:value-type="float">
            <text:p>42712</text:p>
          </table:table-cell>
          <table:table-cell office:value-type="float" office:value="189508" calcext:value-type="float">
            <text:p>189508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8065" calcext:value-type="float">
            <text:p>368065</text:p>
          </table:table-cell>
          <table:table-cell office:value-type="float" office:value="189769" calcext:value-type="float">
            <text:p>189769</text:p>
          </table:table-cell>
          <table:table-cell office:value-type="float" office:value="43474" calcext:value-type="float">
            <text:p>43474</text:p>
          </table:table-cell>
          <table:table-cell office:value-type="float" office:value="178296" calcext:value-type="float">
            <text:p>178296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2043" calcext:value-type="float">
            <text:p>382043</text:p>
          </table:table-cell>
          <table:table-cell office:value-type="float" office:value="169479" calcext:value-type="float">
            <text:p>169479</text:p>
          </table:table-cell>
          <table:table-cell office:value-type="float" office:value="31374" calcext:value-type="float">
            <text:p>31374</text:p>
          </table:table-cell>
          <table:table-cell office:value-type="float" office:value="212564" calcext:value-type="float">
            <text:p>212564</text:p>
          </table:table-cell>
          <table:table-cell office:value-type="float" office:value="200" calcext:value-type="float">
            <text:p>2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8">00/00/0000</text:date>, <text:time style:data-style-name="N2" text:time-value="11:02:25.488978619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6:08:22.095005547</meta:creation-date>
    <dc:date>2018-07-18T11:08:53.875029233</dc:date>
    <meta:editing-duration>PT57M24S</meta:editing-duration>
    <meta:editing-cycles>5</meta:editing-cycles>
    <meta:generator>LibreOffice/5.4.6.2$Linux_X86_64 LibreOffice_project/40m0$Build-2</meta:generator>
    <meta:document-statistic meta:table-count="1" meta:cell-count="210" meta:object-count="0"/>
  </office:meta>
</office:document-meta>
</file>